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ext_20_body">
      <style:text-properties style:font-name="Gill Sans MT_CCJU2" fo:font-size="11pt" style:font-size-asian="11pt" style:font-size-complex="11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6">%=POLITESSE=%<text:line-break/></text:p>
      <text:p text:style-name="P25">%=INTRO=%</text:p>
      <text:p text:style-name="P25"/>
      <text:p text:style-name="P14">%=CONFORM_LEGISLATION=%</text:p>
      <text:p text:style-name="P25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35">%=remLineWhenBlank(B_VERSEMENT_PC_REMARQUES,1)=%</text:p>
      <text:p text:style-name="P32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list xml:id="list30464029" text:style-name="L1">
        <text:list-item>
          <text:p text:style-name="P34">%=remLineWhenBlank(B_INFORMATIONS_2,1)=%</text:p>
        </text:list-item>
      </text:list>
      <text:p text:style-name="P22"/>
      <text:p text:style-name="P8">%=remLineWhenBlank(B_INFORMATIONS_3,1)=%</text:p>
      <text:p text:style-name="P8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1">%=SALUTATIONS=%</text:p>
      <text:p text:style-name="P5"/>
      <text:p text:style-name="P12"><text:soft-page-break/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08-13T10:31:16.26</dc:date>
    <meta:print-date>2011-02-22T10:58:36</meta:print-date>
    <meta:editing-cycles>158</meta:editing-cycles>
    <meta:editing-duration>P1DT14H11M37S</meta:editing-duration>
    <dc:creator>Sébastien Chèvre</dc:creator>
    <meta:document-statistic meta:table-count="2" meta:image-count="0" meta:object-count="0" meta:page-count="2" meta:paragraph-count="43" meta:word-count="57" meta:character-count="1255"/>
    <meta:user-defined meta:name="Info 1"/>
    <meta:user-defined meta:name="Info 2"/>
    <meta:user-defined meta:name="Info 3"/>
    <meta:user-defined meta:name="Info 4"/>
  </office:meta>
</office:document-meta>
</file>